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_5f_S1" style:display-name="TABLE_S1" style:family="table">
      <style:table-properties style:width="7.041cm" table:align="right"/>
    </style:style>
    <style:style style:name="TABLE_5f_S1.A" style:display-name="TABLE_S1.A" style:family="table-column">
      <style:table-column-properties style:column-width="3.521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[NAME]</text:p>
            </table:table-cell>
            <table:table-cell table:style-name="Tabela1.B1" office:value-type="string">
              <text:p text:style-name="P8">[SID]</text:p>
            </table:table-cell>
          </table:table-row>
        </table:table>
        <text:p text:style-name="P11"/>
        <table:table table:name="TABLE_S1" table:style-name="TABLE_5f_S1">
          <table:table-column table:style-name="TABLE_5f_S1.A" table:number-columns-repeated="2"/>
          <table:table-row>
            <table:table-cell table:style-name="TABLE_5f_S1.A1" table:number-columns-spanned="2" office:value-type="string">
              <text:p text:style-name="P9">NESTED_TABLE</text:p>
            </table:table-cell>
            <table:covered-table-cell/>
          </table:table-row>
          <table:table-row>
            <table:table-cell table:style-name="TABLE_5f_S1.A2" office:value-type="string">
              <text:p text:style-name="P12">[NAME1]</text:p>
            </table:table-cell>
            <table:table-cell table:style-name="TABLE_5f_S1.B2" office:value-type="string">
              <text:p text:style-name="P13">[INV]</text:p>
            </table:table-cell>
          </table:table-row>
        </table:table>
        <text:p text:style-name="P11"/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1-09-22T15:42:45</dc:date>
    <meta:editing-duration>P1DT59M25S</meta:editing-duration>
    <meta:editing-cycles>19</meta:editing-cycles>
    <meta:generator>LibreOffice/3.3$Unix LibreOffice_project/330m19$Build-202</meta:generator>
    <meta:document-statistic meta:table-count="2" meta:image-count="0" meta:object-count="0" meta:page-count="1" meta:paragraph-count="9" meta:word-count="12" meta:character-count="115"/>
  </office:meta>
</office:document-meta>
</file>